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1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ise Elliott</text:p>
      <text:p text:style-name="P3">CS 203</text:p>
      <text:p text:style-name="P3">McCarthy</text:p>
      <text:p text:style-name="P3">8 Nov. 2014</text:p>
      <text:p text:style-name="P1">A Grab Bag of Standards</text:p>
      <text:p text:style-name="P2"><text:tab/>The standards for programming a polymorphic finite bag, or multiset, are comprised of and build from those which apply to a finite set. In the write-up for my implementation of a monomorphic finite sets of integers library, I outlined these standards to be: a. the library lacks mutation of objects, b. methods account for all appropriate input (in that case, integers and other finite sets), and c. the properties of both finite sets and the particular implementation of the library are upheld. These rules also apply to finite bags, with the slight change in standard B that the appropriate input is now<text:span text:style-name="T1"> any</text:span> object that extends the Java Comparable class and finite bags of the same object (e.g. a bag of strings cannot be intersected with a bag of integers). These are adequate principles to adhere to per the reasons I outlined in my finite sets library, particularly that A and B make the methods user-friendly and user-proof, and C ensures the reliability and correctness of the methods by proving that the methods are functional in conjunction with each other, and thereby functional on their own. This set suffices as a basis of standards for finite bags, with one addition: d. the properties of the implementation are not only upheld, but taken advantage of for the purpose of efficiency.</text:p>
      <text:p text:style-name="P2"><text:tab/>I implemented my polymorphic finite bags library using red-black binary search trees, and here I will be referring to type-generic trees as having type X, where X is some object that extends the Java Comparable class (in my code, this X is a D, but I will change it here to avoid confusion with principle D). Firstly, simply by looking at the signatures of the methods in the FiniteBag interface, it is clear that any method that does not return a count or boolean returns a new FiniteBag of type X, meaning that any tree that is consumed by one of those methods is not mutated, which adheres to standard A. In order to test my library's functionality with regard to standard B, I used my randIntFB() and randStrFB() methods (defined in FiniteBags.java on lines 17 and 37 respectively) to generate trees of random length of maximum100 (exclusive). RandIntFB() fills these trees with random integers <text:soft-page-break/>between inclusive zero and exclusive 50 (X = Integer), where randStrFB() fills them with strings of random length and characters (X = String), generated by randomString() at line 27. For both of these methods, each element that is added to the tree is inserted with a random count value of less than five. All of my property tests in FiniteBags.java use each of these randomized tree-generators as input, and if a specific element is necessary for a property, that element is also randomly generated using the Java Random class or my randomString() method. Therefore, the methods are being tested repeatedly on widely varying input, as well on two different types of input that extend Comparable, which fulfills the requirements for upholding principle B. For C, my starting point was the testing for finite sets, for which properties finite bags should also be correct, with a few adaptations such as in the checkSubRemove methods (lines 144 and 152), where the property is not true for multisets unless you remove <text:span text:style-name="T1">all </text:span><text:span text:style-name="T2">of the element x, unlike sets where removing one x is sufficient. These property test ensure that the methods work together, and thus separately as well, which is the first stipulation of standard C. The second, regarding the properties implementation of the library, are upheld within the addInner (line 71), member (line 49), and removeMultiple (line 166) methods of the FBTree class, which use the compareTo method of the X object to increase efficiency by supporting the [less-than-root &lt;-- root --&gt; greater-than-root] ordering property of binary search trees. Thus, all standards for finite sets have also been sustained by my implementation of finite bags. Finally, because these properties of binary trees have been supported, I can take advantage of the tree as a sequenced series of objects in a “pay as you go” format of iteration through them. This is the purpose of the Sequence(d) interfaces, which convert the FiniteBag easily into an iterable object. The summingTest() (line 290) and stringingTest() (line 310) methods in FiniteBags.java test trees of cardinality 3, filled with random elements, to verify that the Sequence(d) methods written in FBTree (and vacuously in FBEmpty) starting at line 216 actually iterate through all elements of a given tree. Therefore, the representation of trees as ordered objects is mirrored in the implementation of Sequenced(d), and all principles A, B, C, and D hold for my implementation of polymorphic finite ba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se Elliott</meta:initial-creator>
    <meta:creation-date>2014-11-07T01:25:27.33</meta:creation-date>
    <dc:date>2014-11-07T14:28:05.36</dc:date>
    <dc:creator>Elise Elliott</dc:creator>
    <meta:editing-duration>PT13H2M35S</meta:editing-duration>
    <meta:editing-cycles>6</meta:editing-cycles>
    <meta:generator>OpenOffice/4.0.1$Win32 OpenOffice.org_project/401m5$Build-9714</meta:generator>
    <meta:document-statistic meta:table-count="0" meta:image-count="0" meta:object-count="0" meta:page-count="2" meta:paragraph-count="7" meta:word-count="789" meta:character-count="4746"/>
  </office:meta>
</office:document-meta>
</file>